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</style:style>
  </office:automatic-styles>
  <office:body>
    <office:text text:use-soft-page-breaks="true">
      <text:p text:style-name="P1">Jean-Michel Vincent</text:p>
      <text:p text:style-name="Standard">Cadre chez Jean-Michel only SAS</text:p>
      <text:p text:style-name="Standard">Toulouse</text:p>
      <text:p text:style-name="Standard"><text:a xlink:href="mailto:jean-michel.vincent@jeanmichel.com" office:target-frame-name="_top" xlink:show="replace">jean-michel.vincent@jeanmichel.com</text:a></text:p>
      <text:p text:style-name="Standard">06.01.01.01.01</text:p>
      <text:p text:style-name="Standard"/>
      <text:p text:style-name="P2">Jean-Michel<text:s/>Malloc</text:p>
      <text:p text:style-name="P3">2 chemin champs Élisée,</text:p>
      <text:p text:style-name="P4">75000 Paris</text:p>
      <text:p text:style-name="P5"/>
      <text:p text:style-name="Standard">Objet : Clarification suite<text:s/>à<text:s/>un retard</text:p>
      <text:p text:style-name="Standard"/>
      <text:p text:style-name="Standard">Cher Mr. Jean-Michel Malloc,</text:p>
      <text:p text:style-name="Standard"/>
      <text:p text:style-name="Standard">Suite au projet Guacamole, nous attendions de votre part une livraison de<text:s/>la partie graphique<text:s/>qui sont d’une extrême<text:s/>importance dans la préparation de notre prototype.</text:p>
      <text:p text:style-name="Standard"/>
      <text:p text:style-name="Standard">Malheureusement, ce dernier ne nous a pas été livré dans les délais imposé par les chefs du projet, et nous aimerions connaître les raisons de cet imprévu, auquel nous n’avions pas été prévenu<text:s/>à l’avance.</text:p>
      <text:p text:style-name="Standard"/>
      <text:p text:style-name="Standard">Pour rappel, nous vous avions avertit la semaine dernière suite<text:s/>à<text:s/>un incident similaire.</text:p>
      <text:p text:style-name="Standard"/>
      <text:p text:style-name="Standard">Pour ce faire, nous vous convoquons dans nos locaux le 15 Février prochain à 9h.</text:p>
      <text:p text:style-name="Standard"/>
      <text:p text:style-name="Standard">En espérant des efforts de votre part.<text:line-break/></text:p>
      <text:p text:style-name="Standard">Cordialement,</text:p>
      <text:p text:style-name="Standard">Jean-Michel Vinc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ncent</meta:initial-creator>
    <dc:creator>vincent</dc:creator>
    <meta:creation-date>2018-02-11T20:51:00Z</meta:creation-date>
    <dc:date>2018-02-11T20:53:00Z</dc:date>
    <meta:template xlink:href="Normal" xlink:type="simple"/>
    <meta:editing-cycles>3</meta:editing-cycles>
    <meta:editing-duration>PT360S</meta:editing-duration>
    <meta:document-statistic meta:page-count="1" meta:paragraph-count="1" meta:word-count="141" meta:character-count="919" meta:row-count="6" meta:non-whitespace-character-count="779"/>
  </office:meta>
</office:document-meta>
</file>